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top="0in" fo:margin-bottom="0.1965in" loext:contextual-spacing="false"/>
      <style:text-properties officeooo:paragraph-rsid="000a51a2"/>
    </style:style>
    <style:style style:name="P2" style:family="paragraph" style:parent-style-name="Standard">
      <style:paragraph-properties fo:margin-top="0in" fo:margin-bottom="0.1965in" loext:contextual-spacing="false"/>
      <style:text-properties officeooo:rsid="000a51a2" officeooo:paragraph-rsid="000a51a2"/>
    </style:style>
    <style:style style:name="P3" style:family="paragraph" style:parent-style-name="Text_20_body">
      <style:paragraph-properties fo:margin-top="0in" fo:margin-bottom="0in" loext:contextual-spacing="false"/>
    </style:style>
    <style:style style:name="P4"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Arial" fo:font-size="17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6" style:family="paragraph" style:parent-style-name="Text_20_body">
      <style:paragraph-properties fo:margin-left="0in" fo:margin-right="0.0138in" fo:margin-top="0in" fo:margin-bottom="0in" loext:contextual-spacing="false" fo:line-height="120%" fo:text-align="center" style:justify-single-word="false" fo:text-indent="0in"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7" style:family="paragraph" style:parent-style-name="Text_20_body">
      <style:paragraph-properties fo:margin-left="0in" fo:margin-right="0.0138in" fo:margin-top="0in" fo:margin-bottom="0in" loext:contextual-spacing="false" fo:line-height="120%" fo:text-align="center" style:justify-single-word="false" fo:text-indent="0in" style:auto-text-indent="false" style:writing-mode="lr-tb"/>
      <style:text-properties fo:font-variant="normal" fo:text-transform="none" fo:color="#000000" style:text-line-through-style="none" style:text-line-through-type="none" style:font-name="Arial" fo:font-size="8.5pt" fo:font-style="normal" style:text-underline-style="none" fo:font-weight="normal" style:text-blinking="false" fo:background-color="transparent"/>
    </style:style>
    <style:style style:name="P8" style:family="paragraph" style:parent-style-name="Text_20_body">
      <style:paragraph-properties fo:margin-left="0.861in" fo:margin-right="0in" fo:margin-top="0in" fo:margin-bottom="0in" loext:contextual-spacing="false" fo:line-height="120%" fo:text-indent="0in" style:auto-text-indent="false" style:writing-mode="lr-tb"/>
      <style:text-properties fo:font-variant="normal" fo:text-transform="none" fo:color="#000000" style:text-line-through-style="none" style:text-line-through-type="none" style:font-name="Arial" fo:font-size="14.5pt" fo:font-style="normal" style:text-underline-style="none" fo:font-weight="normal" style:text-blinking="false" fo:background-color="transparent"/>
    </style:style>
    <style:style style:name="P9" style:family="paragraph" style:parent-style-name="Text_20_body">
      <style:paragraph-properties fo:margin-left="0.861in" fo:margin-right="0.861in" fo:margin-top="0in" fo:margin-bottom="0in" loext:contextual-spacing="false" fo:line-height="122%" fo:text-align="justify" style:justify-single-word="false" fo:text-indent="0in" style:auto-text-indent="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0" style:family="paragraph" style:parent-style-name="Text_20_body">
      <style:paragraph-properties fo:margin-left="0.861in" fo:margin-right="0.861in" fo:margin-top="0in" fo:margin-bottom="0in" loext:contextual-spacing="false" fo:line-height="113%" fo:text-indent="0in" style:auto-text-indent="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1" style:family="paragraph" style:parent-style-name="Text_20_body">
      <style:paragraph-properties fo:margin-left="0.861in" fo:margin-right="0.861in" fo:margin-top="0in" fo:margin-bottom="0in" loext:contextual-spacing="false" fo:line-height="128%" fo:text-align="justify" style:justify-single-word="false" fo:text-indent="0.2075in" style:auto-text-indent="false" style:writing-mode="lr-tb"/>
      <style:text-properties fo:font-variant="normal" fo:text-transform="none" fo:color="#000000" style:text-line-through-style="none" style:text-line-through-type="none" style:font-name="Arial" fo:font-size="9.5pt" fo:font-style="normal" style:text-underline-style="none" fo:font-weight="normal" style:text-blinking="false" fo:background-color="transparent"/>
    </style:style>
    <style:style style:name="P12" style:family="paragraph" style:parent-style-name="Text_20_body">
      <style:paragraph-properties fo:margin-left="0.861in" fo:margin-right="0.861in" fo:margin-top="0in" fo:margin-bottom="0in" loext:contextual-spacing="false" fo:line-height="120%" fo:text-align="justify" style:justify-single-word="false" fo:text-indent="0.2075in" style:auto-text-indent="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3" style:family="paragraph" style:parent-style-name="Text_20_body">
      <style:paragraph-properties fo:margin-left="0.861in" fo:margin-right="0.861in" fo:margin-top="0in" fo:margin-bottom="0in" loext:contextual-spacing="false" fo:line-height="116%" fo:text-align="justify" style:justify-single-word="false" fo:text-indent="0.2075in" style:auto-text-indent="false" style:writing-mode="lr-tb"/>
    </style:style>
    <style:style style:name="P14" style:family="paragraph" style:parent-style-name="Text_20_body">
      <style:paragraph-properties fo:margin-left="0.861in" fo:margin-right="0.861in" fo:margin-top="0in" fo:margin-bottom="0in" loext:contextual-spacing="false" fo:line-height="113%" fo:text-align="justify" style:justify-single-word="false" fo:text-indent="0.2075in" style:auto-text-indent="false" style:writing-mode="lr-tb"/>
    </style:style>
    <style:style style:name="P15" style:family="paragraph" style:parent-style-name="Text_20_body">
      <style:paragraph-properties fo:margin-left="0.861in" fo:margin-right="0.861in" fo:margin-top="0in" fo:margin-bottom="0in" loext:contextual-spacing="false" fo:line-height="98%" fo:text-align="justify" style:justify-single-word="false" fo:text-indent="0.2075in" style:auto-text-indent="false" style:writing-mode="lr-tb"/>
    </style:style>
    <style:style style:name="P16" style:family="paragraph" style:parent-style-name="Text_20_body">
      <style:paragraph-properties fo:margin-left="2in" fo:margin-right="0in" fo:margin-top="0in" fo:margin-bottom="0in" loext:contextual-spacing="false" fo:line-height="117%" fo:text-indent="0in" style:auto-text-indent="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7" style:family="paragraph" style:parent-style-name="Text_20_body">
      <style:paragraph-properties fo:margin-left="2.5417in" fo:margin-right="0in" fo:text-indent="0in" style:auto-text-indent="false"/>
    </style:style>
    <style:style style:name="P18" style:family="paragraph" style:parent-style-name="Text_20_body">
      <style:paragraph-properties fo:margin-left="1.5138in" fo:margin-right="0in" fo:text-indent="0in" style:auto-text-indent="false"/>
    </style:style>
    <style:style style:name="P19" style:family="paragraph" style:parent-style-name="Table_20_Contents">
      <style:text-properties fo:font-size="2pt" style:font-size-asian="2pt" style:font-size-complex="2pt"/>
    </style:style>
    <style:style style:name="P20" style:family="paragraph" style:parent-style-name="Table_20_Contents">
      <style:paragraph-properties fo:margin-top="0in" fo:margin-bottom="0in" loext:contextual-spacing="false" fo:line-height="120%" style:writing-mode="lr-tb"/>
    </style:style>
    <style:style style:name="P21" style:family="paragraph" style:parent-style-name="Table_20_Contents">
      <style:paragraph-properties fo:margin-top="0in" fo:margin-bottom="0in" loext:contextual-spacing="false" fo:line-height="120%" fo:text-align="end"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22" style:family="paragraph" style:parent-style-name="Table_20_Contents">
      <style:paragraph-properties fo:margin-left="0in" fo:margin-right="0.0138in" fo:margin-top="0in" fo:margin-bottom="0in" loext:contextual-spacing="false" fo:line-height="120%" fo:text-align="end" style:justify-single-word="false" fo:text-indent="0in" style:auto-text-indent="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23" style:family="paragraph" style:parent-style-name="Table_20_Contents">
      <style:paragraph-properties fo:margin-left="0.0693in" fo:margin-right="0in" fo:margin-top="0in" fo:margin-bottom="0in" loext:contextual-spacing="false" fo:line-height="120%" fo:text-indent="0in" style:auto-text-indent="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24" style:family="paragraph" style:parent-style-name="Table_20_Contents">
      <style:paragraph-properties fo:margin-left="0in" fo:margin-right="0.0693in" fo:margin-top="0in" fo:margin-bottom="0in" loext:contextual-spacing="false" fo:line-height="120%" fo:text-align="end" style:justify-single-word="false" fo:text-indent="0in" style:auto-text-indent="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25" style:family="paragraph" style:parent-style-name="Table_20_Contents">
      <style:paragraph-properties fo:margin-left="0in" fo:margin-right="0.6575in" fo:margin-top="0in" fo:margin-bottom="0in" loext:contextual-spacing="false" fo:line-height="120%" fo:text-align="end" style:justify-single-word="false" fo:text-indent="0in" style:auto-text-indent="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26" style:family="paragraph" style:parent-style-name="Table_20_Contents">
      <style:paragraph-properties fo:margin-left="0.0835in" fo:margin-right="0in" fo:margin-top="0in" fo:margin-bottom="0in" loext:contextual-spacing="false" fo:line-height="120%" fo:text-indent="0in" style:auto-text-indent="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3.5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loext:char-shading-value="0"/>
    </style:style>
    <style:style style:name="T5" style:family="text">
      <style:text-properties loext:padding="0in" loext:border="none"/>
    </style:style>
    <style:style style:name="T6" style:family="text">
      <style:text-properties officeooo:rsid="000a51a2"/>
    </style:style>
    <style:style style:name="T7" style:family="text">
      <style:text-properties officeooo:rsid="000bba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ed275a85-7fff-2048-3a12-77c6415cde8e"/><text:span text:style-name="T6">Modeling the effect of facilitation on adaptation</text:span></text:p>
      <text:p text:style-name="P1"><text:span text:style-name="T6">Megan Korte, Raphael Scherrer, Richel Bilderbeek</text:span></text:p>
      <text:p text:style-name="P2">Model</text:p>
      <text:p text:style-name="P2">Consider a grid-like landscape where cells can be of two habitat-types, either facilitated or unfacilitated. Facilitated patches represent nurse shrubs that shelter smaller plants against harsh environmental conditions. Unfacilitated patches are devoid of protective vegetation and are essentially bare rock. In this ecosystem, shrubs tend to be isolated from each other, with semi-arid open space in between. Hence, we parameterized our model with facilitated cells scattered across a majority of unfacilitated cells (Figure 1) using an unconditional Gaussian spatial field generator (parameters of this?).</text:p>
      <text:p text:style-name="P2">A population of individual Brachypodium plants evolves in this landscape. The population dynamics of the plant unfold in discrete generations according to a life cycle consisting of a reproduction step, a dispersal step and a survival step (Figure 1). Every individual in the simulation is located in one of the cells and remains there throughout its whole life. Reproduction is clonal, and during this phase each individual produces seeds that will disperse. The number of seeds produced by an individual is sampled from a Poisson distribution with mean B, the per capita birth rate. Seeds usually disperse close to their parent, therefore we sample the location of germination of each seedling a geometrically distributed number of cells away from the mother plant with probability P . Once germinated, the plants have a baseline survival probability S from one generation to the next (do the seedlings have a change of dying before reaching adulthood?). Individuals are under viability selection, therefore their survival probability is weighted by their <text:span text:style-name="T7">fi</text:span>tness, W, which is dependent on some under-lying one-dimensional quantitative phenotype of the plant, x.</text:p>
      <text:p text:style-name="P2">In practice, phenotype x represents the main axis of variation between the small, drought evading morph found outside the nurse shrubs and the tall, spiky, drought avoiding morph found underneath the nurse shrubs. Trait x therefore correlates strongly with plant size, but maybe also with other aspects of life history that diverge between the two observed morphs (investment in reproduction versus survival?). Could this axis be approximated using a linear discriminant <text:span text:style-name="T7">on real data</text:span>?</text:p>
      <text:p text:style-name="P2">How the trait x of an individual determines its tness W (x) depends on the type of habitat the individual grows in. We assume that each habitat favors an  optimal trait value that maximizes plant survival, and that trait values that deviate from the optimum will su er higher mortality. A suitable such <text:span text:style-name="T7">fi</text:span>tness function is a Gaussian function, of the form</text:p>
      <text:p text:style-name="P2">Double Gaussian equation here</text:p>
      <text:p text:style-name="P2">where i is the type of habitat of the plant’s patch, Wi is the maximum achievable <text:span text:style-name="T7">fi</text:span>tness in this habitat, Xi is the optimal trait value and i is the width of the ecological niche that this Gaussian function represents along the phenotype axis x. The same trait value may not yield the same <text:span text:style-name="T7">fi</text:span>tness in the two types of habitat, therefore we assume that the parameters of the function di er between facilitated and unfacilitated areas (Figure 1). More speci<text:span text:style-name="T7">fi</text:span>cally, we assume that the maximum <text:span text:style-name="T7">fi</text:span>tness Wi is lower in the unfacilitated area, because plants there grow in much harsher conditions. However, smaller plants, i.e. with lower values of x, generally have a higher in these unfacilitated areas over taller plants that may loose a lot of water. For this reason the optimum value X1 is lower in the unfacilitaed area than in the facilitated area. There is a trade-o<text:span text:style-name="T7">ff</text:span>, however, in that smaller plants may be poorer competitors for resources such as light when water is not limited, i.e. under the nurse shrub. In this habitat, taller plants are favored. Finally, the two habitats may impose di<text:span text:style-name="T7">ff</text:span>erent tolerances to deviations from the optimum phenotype. In particular, we assume that <text:soft-page-break/>facilitation relaxes selection, such that the range of phenotypes that can survive under nurse shrubs is wider than in the unfacilitated areas, where only a narrow range of phenotypes can survive. (Those assumptions need to be backed up with data.)</text:p>
      <text:p text:style-name="P2">The trait value may to some extent be inherited genetically from the the mother plant to the seedlings. However, herbaceous plants are well known for their capacity of phenotypic plasticity, and di erences in phenotype could be plastic, non-genetic responses to the environment (e.g. there may be a physio-logical constraint that prevents plants from growing tall if there is not enough water, but they would if there was more water). We model this by assuming that the phenotype x of a plant is a weighted average between the individual’s genetic value x0 and the optimal phenotype given the local conditions, Xi, as follows:</text:p>
      <text:p text:style-name="P2">x = h2 x0 + (1-h2) Xi</text:p>
      <text:p text:style-name="P2">where h2 is the heritability of the trait, ranging from 0 to 1. The trait is completely genetically determined if h2 = 1, and completely plastic if h2 = 0. Small-e<text:span text:style-name="T7">ff</text:span>ect mutations occur during reproduction with probability and induce deviations in the genetic value x0 of the o spring from its parent’s trait value. The mutational deviations are sampled from a normal distribution with mean 0 and standard deviation <text:span text:style-name="T7">sigma.</text:span></text:p>
      <text:p text:style-name="Text_20_body"><text:line-break/><text:line-break/><text:line-break/><text:line-break/><text:line-break/><text:line-break/><text:line-break/><text:line-break/><text:line-break/><text:line-break/><text:line-break/><text:line-break/></text:p>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0T08:37:05.622921600</meta:creation-date>
    <dc:date>2020-09-10T08:44:36.765291769</dc:date>
    <meta:editing-duration>PT7M31S</meta:editing-duration>
    <meta:editing-cycles>2</meta:editing-cycles>
    <meta:generator>LibreOffice/6.0.7.3$Linux_X86_64 LibreOffice_project/00m0$Build-3</meta:generator>
    <meta:document-statistic meta:table-count="0" meta:image-count="0" meta:object-count="0" meta:page-count="2" meta:paragraph-count="13" meta:word-count="840" meta:character-count="5257" meta:non-whitespace-character-count="4416"/>
  </office:meta>
</office:document-meta>
</file>